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Calibri1" svg:font-family="Calibri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adornments="Gras" style:font-family-generic="swiss" style:font-pitch="variable" style:name="Calibri3" svg:font-family="Calibri"/>
    <style:font-face style:font-adornments="Normal" style:font-family-generic="swiss" style:font-pitch="variable" style:name="Calibri2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Times New Roman2" svg:font-family="'Times New Roman'"/>
    <style:font-face style:font-family-generic="system" style:font-pitch="variable" style:name="WenQuanYi Micro Hei" svg:font-family="'WenQuanYi Micro Hei'"/>
  </office:font-face-decls>
  <office:automatic-styles>
    <style:style style:family="table" style:name="Tableau2">
      <style:table-properties fo:margin-left="0cm" style:width="17.013cm" table:align="left"/>
    </style:style>
    <style:style style:family="table-column" style:name="Tableau2.A">
      <style:table-column-properties style:column-width="9.998cm"/>
    </style:style>
    <style:style style:family="table-column" style:name="Tableau2.B">
      <style:table-column-properties style:column-width="7.015cm"/>
    </style:style>
    <style:style style:family="table-row" style:name="Tableau2.1">
      <style:table-row-properties style:min-row-height="2.487cm"/>
    </style:style>
    <style:style style:family="table-cell" style:name="Tableau2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1pt" officeooo:paragraph-rsid="000da14d" style:font-name="arial" style:font-size-asian="11pt" style:font-size-complex="11pt"/>
    </style:style>
    <style:style style:family="paragraph" style:name="P3" style:parent-style-name="Standard">
      <style:paragraph-properties fo:text-align="end" style:justify-single-word="false"/>
      <style:text-properties style:font-name="arial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0da14d" style:font-name="arial" style:font-size-asian="11pt" style:font-size-complex="11pt"/>
    </style:style>
    <style:style style:family="paragraph" style:name="P5" style:parent-style-name="Standard">
      <style:paragraph-properties fo:text-align="center" style:justify-single-word="false"/>
      <style:text-properties officeooo:paragraph-rsid="000da14d" style:font-name="arial"/>
    </style:style>
    <style:style style:family="paragraph" style:name="P6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7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da14d" style:font-name="Arial" style:font-size-asian="10pt" style:font-size-complex="10pt"/>
    </style:style>
    <style:style style:family="paragraph" style:name="P8" style:parent-style-name="UrbanTitle">
      <style:paragraph-properties fo:text-align="center" style:justify-single-word="false"/>
      <style:text-properties style:font-name="arial"/>
    </style:style>
    <style:style style:family="paragraph" style:name="P9" style:parent-style-name="UrbanTitle">
      <style:paragraph-properties fo:text-align="center" style:justify-single-word="false"/>
      <style:text-properties style:font-name="arial" style:text-underline-style="none"/>
    </style:style>
    <style:style style:family="paragraph" style:name="P1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9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background-color="transparent" fo:color="#000000" fo:country="FR" fo:font-size="10pt" fo:font-style="normal" fo:font-variant="normal" fo:font-weight="normal" fo:language="fr" fo:letter-spacing="normal" fo:text-shadow="none" fo:text-transform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au2" table:style-name="Tableau2">
        <table:table-column table:style-name="Tableau2.A"/>
        <table:table-column table:style-name="Tableau2.B"/>
        <table:table-row table:style-name="Tableau2.1">
          <table:table-cell office:value-type="string" table:style-name="Tableau2.A1">
            <text:p text:style-name="P4"><office:annotation><dc:creator>Gauthier Bastien</dc:creator><dc:date>2011-01-13T14:56:41</dc:date><text:p text:style-name="P10">do text</text:p><text:p text:style-name="P10">from document(at=header, format='odt')</text:p></office:annotation><text:span text:style-name="T2">Import depuis header.odt</text:span></text:p>
          </table:table-cell>
          <table:table-cell office:value-type="string" table:style-name="Tableau2.A1">
            <text:p text:style-name="P7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2"><text:span text:style-name="T3"><text:s/></text:span><text:span text:style-name="T3"><office:annotation><dc:creator>Auteur inconnu</dc:creator><dc:date>2020-04-01T10:54:35.432172081</dc:date><text:p text:style-name="P10">do text</text:p><text:p text:style-name="P10">from xhtml(tool.decorateHTML('UrbanAddress', urbanEventObj.getLinkedOrganisationTerm().getFormattedDescription()))</text:p></office:annotation></text:span></text:p>
          </table:table-cell>
        </table:table-row>
      </table:table>
      <text:p text:style-name="P5"/>
      <text:p text:style-name="P8"/>
      <text:p text:style-name="P9">Demande d'avis concernant un permis d'urbanisation</text:p>
      <text:p text:style-name="P9"/>
      <text:p text:style-name="P6"><text:span text:style-name="T4"/></text:p>
      <text:p text:style-name="P6"><office:annotation><dc:creator>Gauthier Bastien</dc:creator><dc:date>2011-02-16T16:12:24</dc:date><text:p text:style-name="P10">do text if len(self.getApplicants()) &gt; 1</text:p></office:annotation><text:span text:style-name="T4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0">do text if not len(self.getApplicants()) &gt; 1</text:p></office:annotation><text:span text:style-name="T4">Demandeur :</text:span> <text:text-input text:description="Demandeurs">self.getApplicantsSignaletic()</text:text-input></text:p>
      <text:p text:style-name="P6"><text:span text:style-name="T4">Objet :</text:span> <text:text-input text:description="Objet des travaux">self.getLicenceSubject()</text:text-input></text:p>
      <text:p text:style-name="P6"><text:span text:style-name="T4">Situation :</text:span> <text:text-input text:description="Situation des travaux">self.getWorkLocationSignaletic()</text:text-input></text:p>
      <text:p text:style-name="P6"><text:span text:style-name="T4">Référence cadastrale</text:span> : <text:text-input text:description="Parcelles">licence_view.get_parcels()</text:text-input></text:p>
      <text:p text:style-name="P6"/>
      <text:p text:style-name="P6">Madame, Monsieur,</text:p>
      <text:p text:style-name="P6"/>
      <text:p text:style-name="P6">Nous vous transmettons en annexe, pour avis, le dossier introduit par <text:text-input text:description="Demandeurs">self.getApplicantsSignaletic()</text:text-input>.</text:p>
      <text:p text:style-name="P6"/>
      <text:p text:style-name="P6">Conformément à l'article D.IV.37 du CoDT, nous vous saurions gré de nous transmettre votre avis dans les trente jours francs à dater de la présente. A défaut de réponse endéans ce délai, l'avis sera réputé favorable.</text:p>
      <text:p text:style-name="P6"/>
      <text:p text:style-name="P6">Nous vous souhaitons bonne réception de la présente et de ses annexes, et vous prions d'agréer, Madame, Monsieur, l'expression de nos sentiments distingués.</text:p>
      <text:p text:style-name="P6"/>
      <text:p text:style-name="P6"><office:annotation><dc:creator>Gauthier Bastien</dc:creator><dc:date>2011-01-13T14:56:41</dc:date><text:p text:style-name="P10">do text</text:p><text:p text:style-name="P10">from document(at=signatures, format='odt')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Calibri1" svg:font-family="Calibri" style:font-family-generic="swiss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3" svg:font-family="Calibri" style:font-adornments="Gras" style:font-family-generic="swiss" style:font-pitch="variable"/>
    <style:font-face style:name="Calibri2" svg:font-family="Calibri" style:font-adornments="Normal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3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2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2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2" fo:font-family="Calibri" style:font-style-name="Normal" style:font-family-generic="swiss" style:font-pitch="variable" fo:font-size="11pt" style:font-size-asian="11pt" style:language-asian="en" style:country-asian="US" style:font-size-complex="11pt" fo:hyphenate="false" fo:hyphenation-remain-char-count="2" fo:hyphenation-push-char-count="2" loext:hyphenation-no-caps="false"/>
    </style:style>
    <style:style style:name="UrbanSignature" style:family="paragraph" style:parent-style-name="Standard">
      <style:text-properties style:font-name="Calibri3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1.001cm" fo:page-height="29.7cm" style:num-format="1" style:print-orientation="portrait" fo:margin-top="1.03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09:46:21.000868689</dc:date>
    <dc:language>fr-FR</dc:language>
    <meta:editing-cycles>123</meta:editing-cycles>
    <meta:editing-duration>P2DT7H31M42S</meta:editing-duration>
    <meta:document-statistic meta:table-count="1" meta:image-count="0" meta:object-count="0" meta:page-count="1" meta:paragraph-count="15" meta:word-count="125" meta:character-count="891" meta:non-whitespace-character-count="797"/>
    <meta:user-defined meta:name="Info 1"/>
    <meta:user-defined meta:name="Info 2"/>
    <meta:user-defined meta:name="Info 3"/>
    <meta:user-defined meta:name="Info 4"/>
  </office:meta>
</office:document-meta>
</file>